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Courier New', mono-space, monospace"/>
    <style:font-face style:name="Segoe UI" svg:font-family="'Segoe UI', Tahoma, sans-serif"/>
    <style:font-face style:name="arial" svg:font-family="arial"/>
    <style:font-face style:name="consolas" svg:font-family="consolas, 'lucida console', 'courier new', monospace"/>
    <style:font-face style:name="var monospace-font-family" svg:font-family="'var monospace-font-family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6e1f"/>
    </style:style>
    <style:style style:name="P2" style:family="paragraph" style:parent-style-name="Standard">
      <style:text-properties officeooo:paragraph-rsid="000804f5"/>
    </style:style>
    <style:style style:name="P3" style:family="paragraph" style:parent-style-name="Standard">
      <style:text-properties officeooo:rsid="0009eb7e" officeooo:paragraph-rsid="0009eb7e"/>
    </style:style>
    <style:style style:name="P4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bold" officeooo:rsid="000e56a1" officeooo:paragraph-rsid="000e56a1" style:font-weight-asian="bold" style:font-weight-complex="bold" loext:padding="0in" loext:border="none"/>
    </style:style>
    <style:style style:name="P6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bold" officeooo:rsid="000e56a1" officeooo:paragraph-rsid="00148df7" style:font-weight-asian="bold" style:font-weight-complex="bold" loext:padding="0in" loext:border="none"/>
    </style:style>
    <style:style style:name="P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P9" style:family="paragraph" style:parent-style-name="Text_20_body">
      <style:paragraph-properties fo:margin-top="0in" fo:margin-bottom="0in" style:contextual-spacing="false" style:line-height-at-least="0.2291in" fo:orphans="2" fo:widows="2"/>
      <style:text-properties fo:font-variant="normal" fo:text-transform="none" style:font-name="Segoe UI" fo:font-size="9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solid #000000"/>
    </style:style>
    <style:style style:name="P10" style:family="paragraph" style:parent-style-name="Text_20_body">
      <style:paragraph-properties fo:margin-top="0in" fo:margin-bottom="0in" style:contextual-spacing="false" fo:orphans="2" fo:widows="2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11" style:family="paragraph" style:parent-style-name="Standard">
      <style:paragraph-properties fo:margin-top="0in" fo:margin-bottom="0.1965in" style:contextual-spacing="false" fo:orphans="2" fo:widows="2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2" style:family="paragraph" style:parent-style-name="Text_20_body">
      <style:paragraph-properties fo:orphans="2" fo:widows="2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3" style:family="paragraph" style:parent-style-name="Text_20_body">
      <style:paragraph-properties fo:orphans="2" fo:widows="2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bold" officeooo:rsid="000e56a1" style:font-weight-asian="bold" style:font-weight-complex="bold" loext:padding="0in" loext:border="none"/>
    </style:style>
    <style:style style:name="P14" style:family="paragraph" style:parent-style-name="Text_20_body">
      <style:paragraph-properties fo:orphans="2" fo:widows="2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2291in" fo:orphans="2" fo:widows="2" fo:text-indent="0in" style:auto-text-indent="false"/>
      <style:text-properties fo:font-variant="normal" fo:text-transform="none" style:font-name="Segoe UI" fo:font-size="9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solid #000000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2291in" fo:orphans="2" fo:widows="2" fo:text-indent="0in" style:auto-text-indent="false"/>
      <style:text-properties officeooo:rsid="0009eb7e"/>
    </style:style>
    <style:style style:name="P2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P21" style:family="paragraph" style:parent-style-name="Standard">
      <style:text-properties style:font-name="Amiri" fo:font-size="10pt" officeooo:rsid="0009eb7e" officeooo:paragraph-rsid="0009eb7e" style:font-size-asian="10pt" style:font-size-complex="10pt"/>
    </style:style>
    <style:style style:name="P22" style:family="paragraph" style:parent-style-name="Standard">
      <style:text-properties style:font-name="Amiri" fo:font-size="10pt" officeooo:paragraph-rsid="0009eb7e" style:font-size-asian="10pt" style:font-size-complex="10pt"/>
    </style:style>
    <style:style style:name="P23" style:family="paragraph" style:parent-style-name="Standard">
      <style:text-properties style:font-name="Amiri" fo:font-size="10pt" fo:font-weight="bold" officeooo:rsid="00182ba2" officeooo:paragraph-rsid="00182ba2" style:font-size-asian="10pt" style:font-weight-asian="bold" style:font-size-complex="10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-0.1252in" fo:margin-right="0in" fo:text-indent="0in" style:auto-text-indent="false" style:page-number="auto" fo:background-color="transparent"/>
      <style:text-properties fo:font-variant="normal" fo:text-transform="none" fo:color="#1b1b1b" loext:opacity="100%" style:font-name="Amiri" fo:font-size="10pt" fo:letter-spacing="normal" fo:font-style="normal" fo:font-weight="normal" officeooo:rsid="0009eb7e" officeooo:paragraph-rsid="00182ba2" style:font-size-asian="10pt" style:font-weight-asian="bold" style:font-size-complex="10pt" style:font-weight-complex="bold" loext:padding="0in" loext:border="none"/>
    </style:style>
    <style:style style:name="P25" style:family="paragraph" style:parent-style-name="Standard" style:master-page-name="">
      <loext:graphic-properties draw:fill="none"/>
      <style:paragraph-properties fo:margin-left="-0.1252in" fo:margin-right="0in" fo:text-indent="0in" style:auto-text-indent="false" style:page-number="auto" fo:background-color="transparent"/>
      <style:text-properties fo:font-variant="normal" fo:text-transform="none" fo:color="#1b1b1b" loext:opacity="100%" style:font-name="Amiri" fo:font-size="10pt" fo:letter-spacing="normal" fo:font-style="normal" fo:font-weight="normal" officeooo:rsid="0009eb7e" officeooo:paragraph-rsid="00182ba2" style:font-size-asian="10pt" style:font-weight-asian="bold" style:font-size-complex="10pt" style:font-weight-complex="bold" loext:padding="0in" loext:border="none"/>
    </style:style>
    <style:style style:name="P26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bold" officeooo:rsid="000e56a1" officeooo:paragraph-rsid="000e56a1" style:font-size-asian="10pt" style:font-weight-asian="bold" style:font-size-complex="10pt" style:font-weight-complex="bold" loext:padding="0in" loext:border="none"/>
    </style:style>
    <style:style style:name="P27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bold" officeooo:rsid="000e56a1" officeooo:paragraph-rsid="0011cdb1" style:font-size-asian="10pt" style:font-weight-asian="bold" style:font-size-complex="10pt" style:font-weight-complex="bold" loext:padding="0in" loext:border="none"/>
    </style:style>
    <style:style style:name="P28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bold" officeooo:rsid="00182ba2" officeooo:paragraph-rsid="00182ba2" style:font-size-asian="10pt" style:font-weight-asian="bold" style:font-size-complex="10pt" style:font-weight-complex="bold" loext:padding="0in" loext:border="none"/>
    </style:style>
    <style:style style:name="P29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1b1b1b" loext:opacity="100%" style:font-name="Amiri" fo:font-size="10pt" fo:letter-spacing="normal" fo:font-style="normal" fo:font-weight="normal" officeooo:rsid="00026e1f" officeooo:paragraph-rsid="0011cdb1" style:font-size-asian="10pt" style:font-size-complex="10pt" loext:padding="0in" loext:border="none"/>
    </style:style>
    <style:style style:name="P30" style:family="paragraph" style:parent-style-name="Standard">
      <style:paragraph-properties fo:margin-top="0in" fo:margin-bottom="0in" style:contextual-spacing="false" fo:orphans="2" fo:widows="2"/>
      <style:text-properties style:font-name="Amiri" fo:font-size="10pt" officeooo:paragraph-rsid="0011020f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orphans="2" fo:widows="2"/>
      <style:text-properties style:font-name="Amiri" fo:font-size="10pt" officeooo:paragraph-rsid="0011cdb1" style:font-size-asian="10pt" style:font-size-complex="10pt"/>
    </style:style>
    <style:style style:name="P32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3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4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5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6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7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8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39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0" style:family="paragraph" style:parent-style-name="Text_20_body" style:list-style-name="L2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1" style:family="paragraph" style:parent-style-name="Text_20_body" style:list-style-name="L2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2" style:family="paragraph" style:parent-style-name="Text_20_body" style:list-style-name="L3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3" style:family="paragraph" style:parent-style-name="Text_20_body" style:list-style-name="L3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4" style:family="paragraph" style:parent-style-name="Text_20_body" style:list-style-name="L3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5" style:family="paragraph" style:parent-style-name="Text_20_body" style:list-style-name="L3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6" style:family="paragraph" style:parent-style-name="Text_20_body" style:list-style-name="L3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7" style:family="paragraph" style:parent-style-name="Text_20_body" style:list-style-name="L3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8" style:family="paragraph" style:parent-style-name="Text_20_body" style:list-style-name="L3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49" style:family="paragraph" style:parent-style-name="Text_20_body" style:list-style-name="L4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0" style:family="paragraph" style:parent-style-name="Text_20_body" style:list-style-name="L4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1" style:family="paragraph" style:parent-style-name="Text_20_body" style:list-style-name="L4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2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3" style:family="paragraph" style:parent-style-name="Text_20_body" style:list-style-name="L9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4" style:family="paragraph" style:parent-style-name="Text_20_body" style:list-style-name="L10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5" style:family="paragraph" style:parent-style-name="Text_20_body" style:list-style-name="L17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6" style:family="paragraph" style:parent-style-name="Text_20_body" style:list-style-name="L19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7" style:family="paragraph" style:parent-style-name="Text_20_body" style:list-style-name="L20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8" style:family="paragraph" style:parent-style-name="Text_20_body" style:list-style-name="L21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59" style:family="paragraph" style:parent-style-name="Text_20_body" style:list-style-name="L34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60" style:family="paragraph" style:parent-style-name="Text_20_body" style:list-style-name="L40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61" style:family="paragraph" style:parent-style-name="Text_20_body" style:list-style-name="L42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62" style:family="paragraph" style:parent-style-name="Text_20_body" style:list-style-name="L44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63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4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5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6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7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8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69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0" style:family="paragraph" style:parent-style-name="Text_20_body" style:list-style-name="L2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1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2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3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4" style:family="paragraph" style:parent-style-name="Text_20_body" style:list-style-name="L2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5" style:family="paragraph" style:parent-style-name="Text_20_body" style:list-style-name="L3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6" style:family="paragraph" style:parent-style-name="Text_20_body" style:list-style-name="L3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7" style:family="paragraph" style:parent-style-name="Text_20_body" style:list-style-name="L4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8" style:family="paragraph" style:parent-style-name="Text_20_body" style:list-style-name="L17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79" style:family="paragraph" style:parent-style-name="Text_20_body" style:list-style-name="L34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80" style:family="paragraph" style:parent-style-name="Text_20_body" style:list-style-name="L42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81" style:family="paragraph" style:parent-style-name="Text_20_body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Amiri" fo:font-size="10pt" fo:letter-spacing="normal" fo:font-style="normal" fo:font-weight="normal" officeooo:paragraph-rsid="00182ba2" style:font-size-asian="10pt" style:font-size-complex="10pt" loext:padding="0in" loext:border="none"/>
    </style:style>
    <style:style style:name="P82" style:family="paragraph" style:parent-style-name="Text_20_body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normal" officeooo:rsid="00182ba2" officeooo:paragraph-rsid="00182ba2" style:font-size-asian="10pt" style:font-weight-asian="bold" style:font-size-complex="10pt" style:font-weight-complex="bold" loext:padding="0in" loext:border="none"/>
    </style:style>
    <style:style style:name="P8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normal" officeooo:rsid="00182ba2" officeooo:paragraph-rsid="00182ba2" style:font-size-asian="10pt" style:font-weight-asian="bold" style:font-size-complex="10pt" style:font-weight-complex="bold" loext:padding="0in" loext:border="none"/>
    </style:style>
    <style:style style:name="P84" style:family="paragraph" style:parent-style-name="Text_20_body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Amiri" fo:font-size="10pt" fo:letter-spacing="normal" fo:font-style="normal" style:text-underline-style="solid" style:text-underline-width="auto" style:text-underline-color="font-color" fo:font-weight="normal" officeooo:rsid="000e56a1" officeooo:paragraph-rsid="00182ba2" style:font-size-asian="10pt" style:font-weight-asian="bold" style:font-size-complex="10pt" style:font-weight-complex="bold" loext:padding="0in" loext:border="none"/>
    </style:style>
    <style:style style:name="P85" style:family="paragraph" style:parent-style-name="Text_20_body" style:list-style-name="L3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86" style:family="paragraph" style:parent-style-name="Text_20_body" style:list-style-name="L3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87" style:family="paragraph" style:parent-style-name="Text_20_body" style:list-style-name="L3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b1b1b" loext:opacity="100%" style:font-name="var monospace-font-family" fo:font-size="9pt" fo:letter-spacing="normal" fo:font-style="italic" fo:font-weight="normal" loext:padding="0in" loext:border="none"/>
    </style:style>
    <style:style style:name="P88" style:family="paragraph" style:parent-style-name="Text_20_body" style:list-style-name="L3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b1b1b" loext:opacity="100%" style:text-line-through-style="solid" style:text-line-through-type="single" style:font-name="var monospace-font-family" fo:font-size="9pt" fo:letter-spacing="normal" fo:font-style="italic" fo:font-weight="normal" loext:padding="0in" loext:border="none"/>
    </style:style>
    <style:style style:name="P89" style:family="paragraph" style:parent-style-name="Text_20_body" style:list-style-name="L4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b1b1b" loext:opacity="100%" style:text-line-through-style="solid" style:text-line-through-type="single" style:font-name="var monospace-font-family" fo:font-size="9pt" fo:letter-spacing="normal" fo:font-style="italic" fo:font-weight="normal" loext:padding="0in" loext:border="none"/>
    </style:style>
    <style:style style:name="P9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b1b1b" loext:opacity="100%" style:font-name="var monospace-font-family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P91" style:family="paragraph" style:parent-style-name="Text_20_body" style:list-style-name="L9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2" style:family="paragraph" style:parent-style-name="Text_20_body" style:list-style-name="L10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3" style:family="paragraph" style:parent-style-name="Text_20_body" style:list-style-name="L17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4" style:family="paragraph" style:parent-style-name="Text_20_body" style:list-style-name="L19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5" style:family="paragraph" style:parent-style-name="Text_20_body" style:list-style-name="L34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6" style:family="paragraph" style:parent-style-name="Text_20_body" style:list-style-name="L42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7" style:family="paragraph" style:parent-style-name="Text_20_body" style:list-style-name="L44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8" style:family="paragraph" style:parent-style-name="Text_20_body" style:list-style-name="L30">
      <style:paragraph-properties fo:margin-left="0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99" style:family="paragraph" style:parent-style-name="Text_20_body" style:list-style-name="L40">
      <style:paragraph-properties fo:margin-left="0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0" style:family="paragraph" style:parent-style-name="Text_20_body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style:font-name="Amiri" fo:font-size="10pt" officeooo:rsid="0009eb7e" style:font-size-asian="10pt" style:font-size-complex="10pt"/>
    </style:style>
    <style:style style:name="P101" style:family="paragraph" style:parent-style-name="Text_20_body">
      <style:paragraph-properties fo:margin-left="0in" fo:margin-right="0.0209in" fo:margin-top="0in" fo:margin-bottom="0in" style:contextual-spacing="false" fo:orphans="0" fo:widows="2" fo:text-indent="0in" style:auto-text-indent="false" fo:padding="0in" fo:border="none"/>
      <style:text-properties style:font-name="Amiri" fo:font-size="10pt" fo:font-weight="bold" officeooo:rsid="0009eb7e" style:font-size-asian="10pt" style:font-weight-asian="bold" style:font-size-complex="10pt" style:font-weight-complex="bold"/>
    </style:style>
    <style:style style:name="P102" style:family="paragraph" style:parent-style-name="Text_20_body" style:list-style-name="L10">
      <style:paragraph-properties fo:margin-left="0.0102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3" style:family="paragraph" style:parent-style-name="Text_20_body" style:list-style-name="L19">
      <style:paragraph-properties fo:margin-left="0.0102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4" style:family="paragraph" style:parent-style-name="Text_20_body" style:list-style-name="L20">
      <style:paragraph-properties fo:margin-left="0.0102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5" style:family="paragraph" style:parent-style-name="Text_20_body" style:list-style-name="L22">
      <style:paragraph-properties fo:margin-left="0.0102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6" style:family="paragraph" style:parent-style-name="Text_20_body" style:list-style-name="L44">
      <style:paragraph-properties fo:margin-left="0.0102in" fo:margin-right="0.0209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7" style:family="paragraph" style:parent-style-name="Text_20_body" style:list-style-name="L9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8" style:family="paragraph" style:parent-style-name="Text_20_body" style:list-style-name="L19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09" style:family="paragraph" style:parent-style-name="Text_20_body" style:list-style-name="L25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10" style:family="paragraph" style:parent-style-name="Text_20_body" style:list-style-name="L44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P111" style:family="paragraph" style:parent-style-name="Text_20_body" style:list-style-name="L10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112" style:family="paragraph" style:parent-style-name="Text_20_body" style:list-style-name="L20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113" style:family="paragraph" style:parent-style-name="Text_20_body" style:list-style-name="L21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114" style:family="paragraph" style:parent-style-name="Text_20_body" style:list-style-name="L22">
      <style:paragraph-properties fo:margin-left="0.0102in" fo:margin-right="0.0209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b1b1b" loext:opacity="100%" style:text-line-through-style="solid" style:text-line-through-type="single" style:font-name="var monospace-font-family" fo:font-size="9pt" fo:letter-spacing="normal" fo:font-style="normal" fo:font-weight="normal" loext:padding="0in" loext:border="none"/>
    </style:style>
    <style:style style:name="P115" style:family="paragraph" style:parent-style-name="Text_20_body" style:list-style-name="L9" style:master-page-name="">
      <loext:graphic-properties draw:fill="none"/>
      <style:paragraph-properties fo:margin-left="-0.6866in" fo:margin-right="0in" fo:margin-top="0in" fo:margin-bottom="0in" style:contextual-spacing="false" fo:line-height="115%" fo:orphans="2" fo:widows="2" fo:text-indent="0in" style:auto-text-indent="false" style:page-number="auto" fo:background-color="transparent" fo:padding="0in" fo:border="none"/>
      <style:text-properties fo:font-variant="normal" fo:text-transform="none" fo:color="#1b1b1b" loext:opacity="100%" style:font-name="var monospace-font-family" fo:font-size="9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222222" loext:opacity="100%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consolas" fo:font-size="9pt" fo:letter-spacing="normal" fo:font-style="normal" fo:font-weight="normal" officeooo:rsid="0004420a" loext:padding="0in" loext:border="none"/>
    </style:style>
    <style:style style:name="T3" style:family="text">
      <style:text-properties fo:font-variant="normal" fo:text-transform="none" fo:color="#222222" loext:opacity="100%" style:font-name="consolas" fo:font-size="9pt" fo:letter-spacing="normal" fo:font-style="normal" fo:font-weight="normal" officeooo:rsid="000fbafd" loext:padding="0in" loext:border="none"/>
    </style:style>
    <style:style style:name="T4" style:family="text">
      <style:text-properties fo:font-variant="normal" fo:text-transform="none" fo:color="#222222" loext:opacity="100%" style:font-name="consolas" fo:font-size="9pt" fo:letter-spacing="normal" fo:font-style="normal" fo:font-weight="normal" officeooo:rsid="000804f5" loext:padding="0in" loext:border="none"/>
    </style:style>
    <style:style style:name="T5" style:family="text">
      <style:text-properties fo:font-variant="normal" fo:text-transform="none" fo:color="#222222" loext:opacity="100%" style:font-name="consolas" fo:letter-spacing="normal" fo:font-style="normal" fo:font-weight="normal"/>
    </style:style>
    <style:style style:name="T6" style:family="text">
      <style:text-properties fo:font-variant="normal" fo:text-transform="none" fo:color="#222222" loext:opacity="100%" style:font-name="consolas" fo:letter-spacing="normal" fo:font-style="normal" fo:font-weight="normal" officeooo:rsid="0004420a" loext:padding="0in" loext:border="none"/>
    </style:style>
    <style:style style:name="T7" style:family="text">
      <style:text-properties fo:font-variant="normal" fo:text-transform="none" fo:color="#222222" loext:opacity="100%" style:font-name="consolas" fo:letter-spacing="normal" fo:font-style="normal" fo:font-weight="normal" officeooo:rsid="000fbafd" loext:padding="0in" loext:border="none"/>
    </style:style>
    <style:style style:name="T8" style:family="text">
      <style:text-properties fo:font-variant="normal" fo:text-transform="none" fo:color="#222222" loext:opacity="100%" style:font-name="consolas" fo:letter-spacing="normal" fo:font-style="normal" fo:font-weight="normal" officeooo:rsid="000804f5" loext:padding="0in" loext:border="none"/>
    </style:style>
    <style:style style:name="T9" style:family="text">
      <style:text-properties fo:font-variant="normal" fo:text-transform="none" fo:color="#222222" loext:opacity="100%" fo:letter-spacing="normal" fo:font-style="normal" fo:font-weight="normal"/>
    </style:style>
    <style:style style:name="T10" style:family="text">
      <style:text-properties fo:font-variant="normal" fo:text-transform="none" fo:color="#222222" loext:opacity="100%" fo:letter-spacing="normal" fo:font-style="normal" fo:font-weight="normal" officeooo:rsid="0004420a" loext:padding="0in" loext:border="none"/>
    </style:style>
    <style:style style:name="T11" style:family="text">
      <style:text-properties fo:font-variant="normal" fo:text-transform="none" fo:color="#222222" loext:opacity="100%" fo:letter-spacing="normal" fo:font-style="normal" fo:font-weight="normal" officeooo:rsid="000fbafd" loext:padding="0in" loext:border="none"/>
    </style:style>
    <style:style style:name="T12" style:family="text">
      <style:text-properties fo:font-variant="normal" fo:text-transform="none" fo:color="#222222" loext:opacity="100%" fo:letter-spacing="normal" fo:font-style="normal" fo:font-weight="normal" officeooo:rsid="000804f5" loext:padding="0in" loext:border="none"/>
    </style:style>
    <style:style style:name="T13" style:family="text">
      <style:text-properties fo:font-variant="normal" fo:text-transform="none" fo:color="#1b1b1b" loext:opacity="100%" style:font-name="var monospace-font-family" fo:font-size="9pt" fo:letter-spacing="normal" fo:font-style="normal" fo:font-weight="normal" officeooo:rsid="00026e1f" loext:padding="0in" loext:border="none"/>
    </style:style>
    <style:style style:name="T14" style:family="text">
      <style:text-properties fo:font-variant="normal" fo:text-transform="none" fo:color="#1b1b1b" loext:opacity="100%" style:font-name="var monospace-font-family" fo:font-size="9pt" fo:letter-spacing="normal" fo:font-style="normal" fo:font-weight="bold" officeooo:rsid="00026e1f" style:font-weight-asian="bold" style:font-weight-complex="bold" loext:padding="0in" loext:border="none"/>
    </style:style>
    <style:style style:name="T15" style:family="text">
      <style:text-properties fo:font-variant="normal" fo:text-transform="none" fo:color="#1b1b1b" loext:opacity="100%" style:font-name="var monospace-font-family" fo:letter-spacing="normal" fo:font-style="normal" fo:font-weight="bold" officeooo:rsid="00026e1f" style:font-weight-asian="bold" style:font-weight-complex="bold" loext:padding="0in" loext:border="none"/>
    </style:style>
    <style:style style:name="T16" style:family="text">
      <style:text-properties fo:font-variant="normal" fo:text-transform="none" fo:color="#1b1b1b" loext:opacity="100%" style:font-name="var monospace-font-family" fo:letter-spacing="normal" fo:font-style="normal" fo:font-weight="normal" officeooo:rsid="00026e1f" loext:padding="0in" loext:border="none"/>
    </style:style>
    <style:style style:name="T17" style:family="text">
      <style:text-properties fo:font-variant="normal" fo:text-transform="none" fo:color="#1b1b1b" loext:opacity="100%" fo:letter-spacing="normal" fo:font-style="normal" fo:font-weight="bold" officeooo:rsid="00026e1f" style:font-weight-asian="bold" style:font-weight-complex="bold" loext:padding="0in" loext:border="none"/>
    </style:style>
    <style:style style:name="T18" style:family="text">
      <style:text-properties fo:font-variant="normal" fo:text-transform="none" fo:color="#1b1b1b" loext:opacity="100%" fo:letter-spacing="normal" fo:font-style="normal" fo:font-weight="normal" officeooo:rsid="00026e1f" loext:padding="0in" loext:border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222222" loext:opacity="100%" style:font-name="consolas" officeooo:rsid="000fbafd"/>
    </style:style>
    <style:style style:name="T21" style:family="text">
      <style:text-properties fo:color="#222222" loext:opacity="100%" style:font-name="consolas" officeooo:rsid="0011cdb1"/>
    </style:style>
    <style:style style:name="T22" style:family="text">
      <style:text-properties fo:color="#222222" loext:opacity="100%" style:font-name="consolas" fo:font-weight="bold" officeooo:rsid="0011cdb1" style:font-weight-asian="bold" style:font-weight-complex="bold"/>
    </style:style>
    <style:style style:name="T23" style:family="text">
      <style:text-properties fo:color="#222222" loext:opacity="100%" fo:font-weight="bold" officeooo:rsid="0011cdb1" style:font-weight-asian="bold" style:font-weight-complex="bold"/>
    </style:style>
    <style:style style:name="T24" style:family="text">
      <style:text-properties fo:color="#222222" loext:opacity="100%" officeooo:rsid="0011cdb1"/>
    </style:style>
    <style:style style:name="T25" style:family="text">
      <style:text-properties fo:color="#222222" loext:opacity="100%" officeooo:rsid="000fbafd"/>
    </style:style>
    <style:style style:name="T26" style:family="text">
      <style:text-properties officeooo:rsid="0009eb7e"/>
    </style:style>
    <style:style style:name="T27" style:family="text">
      <style:text-properties style:text-position="super 58%"/>
    </style:style>
    <style:style style:name="T28" style:family="text">
      <style:text-properties officeooo:rsid="00148df7"/>
    </style:style>
    <style:style style:name="T29" style:family="text">
      <style:text-properties officeooo:rsid="00182ba2"/>
    </style:style>
    <style:style style:name="T30" style:family="text">
      <style:text-properties fo:font-style="italic"/>
    </style:style>
    <style:style style:name="T31" style:family="text">
      <style:text-properties style:text-line-through-style="solid" style:text-line-through-type="singl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1">In header section, there are 3 columns for 3 different parts(image, company details i.e Contact, About, global languages and for Product Details.)</text:p>
      <text:p text:style-name="P21">The size for 3 columns are:-</text:p>
      <text:p text:style-name="P22"><text:span text:style-name="T26">1.</text:span><text:span text:style-name="T9">class="col-xs-6 col-sm-3 col-lg-4 ob_logo"</text:span> </text:p>
      <text:p text:style-name="P21">2.<text:span text:style-name="T9">class="col-xs-8 col-sm-9 col-lg-8 hidden-sm hidden-xs"</text:span> </text:p>
      <text:p text:style-name="P21"><text:span text:style-name="T9">3.class="col-md-12 megamenu text-right headerRegion"</text:span> </text:p>
      <text:p text:style-name="P21"/>
      <text:p text:style-name="P21">They have used nav and navbar class for Col 2<text:span text:style-name="T27">nd</text:span>&amp; 3<text:span text:style-name="T27">rd</text:span>.</text:p>
      <text:p text:style-name="P21"/>
      <text:p text:style-name="P21">Classes and Properties used for images is as follows:-</text:p>
      <text:p text:style-name="P23"/>
      <text:p text:style-name="P23">Properties:</text:p>
      <text:p text:style-name="P23"/>
      <text:p text:style-name="P24"><text:s text:c="2"/>@media screen,padding-left,width,float,position,min-height,padding-right,box-sizing,<text:span text:style-name="T29">d</text:span><text:span text:style-name="T30">isplay</text:span></text:p>
      <text:p text:style-name="P81">clear,left,height,transition,cursor,overflow-x,font-family,background,background-attachment,color, fontsize,font-style,font-weight,line-height,text-align,text-decoration</text:p>
      <text:p text:style-name="P30"><text:span text:style-name="T17"/></text:p>
      <text:p text:style-name="P30"><text:span text:style-name="T17">Classes :</text:span><text:span text:style-name="T18"> page-row,</text:span><text:span text:style-name="T10">class="list-inline pull-right”</text:span></text:p>
      <text:p text:style-name="P26"/>
      <text:p text:style-name="P26">Classes &amp; Properties used for Column<text:span text:style-name="T28">s are</text:span> as follows:-</text:p>
      <text:p text:style-name="P26"/>
      <text:p text:style-name="P29"><text:span text:style-name="T23">Classes:-</text:span><text:span text:style-name="T24"> </text:span><text:span text:style-name="T25">dropdown,dropdown regionSelector" ,dropbtn ,regionSection dropdown-content dropdown-menu ,visible-xs visible-sm mobile-navbar-link mobile-navbar-header tablet-menu-override mobile-mega-nav-hamburger-menu" ,</text:span></text:p>
      <text:p text:style-name="P31"><text:span text:style-name="T11">table table-condensed.mobile-navbar-link-button btn-navbar btn-inverse </text:span><text:span text:style-name="T12">data toggle=”collapse”, mobile-navbar-link icon-bar,label-hidden" </text:span></text:p>
      <text:p text:style-name="P27"/>
      <text:p text:style-name="P28">Properties:</text:p>
      <text:p text:style-name="P28"/>
      <text:p text:style-name="P24"><text:s text:c="2"/>@media screen,padding-left,width,float,position,min-height,padding-right,box-sizing,<text:span text:style-name="T29">d</text:span><text:span text:style-name="T30">isplay</text:span></text:p>
      <text:p text:style-name="P82">clear,left,height,transition,cursor,overflow-x,font-family,background,background-attachment,color, fontsize,font-style,font-weight,line-height,text-align,text-decoration,</text:p>
      <text:p text:style-name="P83">padding-right,padding-left, <text:span text:style-name="T31">webkit-box-sizing, moz-box-sizing,box-sizing, webkit-transition</text:span></text:p>
      <text:p text:style-name="P84">overflow-x,<text:span text:style-name="T29">margin-left,margin-right,margin-top.</text:span></text:p>
      <text:p text:style-name="P101">Links:</text:p>
      <text:p text:style-name="P100">link: /file/v3897296041306295091/general/favicon_osborn.jpg</text:p>
      <text:p text:style-name="P100"><text:soft-page-break/>href="https://www.osborn.com/file/v6886495032564856682/css/base.css?occsite=100003"</text:p>
      <text:p text:style-name="P100">href="https://www.osborn.com/file/v6488626627977200308/css/common.css?occsite=100003"</text:p>
      <text:p text:style-name="P100">https://www.osborn.com/file/general/osborn_logo.svg</text:p>
      <text:p text:style-name="P100">https://www.osborn.com/file/general/ob-globe-icon.svg</text:p>
      <text:p text:style-name="P100">href="/en/home"</text:p>
      <text:p text:style-name="P100">https://www.osborn.com/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Courier New', mono-space, monospace"/>
    <style:font-face style:name="Segoe UI" svg:font-family="'Segoe UI', Tahoma, sans-serif"/>
    <style:font-face style:name="arial" svg:font-family="arial"/>
    <style:font-face style:name="consolas" svg:font-family="consolas, 'lucida console', 'courier new', monospace"/>
    <style:font-face style:name="var monospace-font-family" svg:font-family="'var monospace-font-family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12:39:40.611000000</meta:creation-date>
    <dc:date>2021-06-18T15:01:11.658000000</dc:date>
    <meta:editing-duration>PT1H46M31S</meta:editing-duration>
    <meta:editing-cycles>18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7" meta:word-count="120" meta:character-count="1954" meta:non-whitespace-character-count="1853"/>
  </office:meta>
</office:document-meta>
</file>